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color="#000000" officeooo:rsid="001c2c73" officeooo:paragraph-rsid="001c2c73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Open Sans" fo:font-size="12pt" fo:letter-spacing="normal" fo:font-style="normal" fo:font-weight="normal" officeooo:rsid="001c2c73" officeooo:paragraph-rsid="001c2c73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style:font-name="Open Sans" fo:font-size="12pt" fo:letter-spacing="normal" fo:font-style="normal" fo:font-weight="normal" officeooo:rsid="001fa7fe" officeooo:paragraph-rsid="001fa7fe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Open Sans" fo:font-size="12pt" fo:letter-spacing="normal" fo:font-style="normal" fo:font-weight="normal" officeooo:rsid="0022a1e7" officeooo:paragraph-rsid="0022a1e7"/>
    </style:style>
    <style:style style:name="P5" style:family="paragraph" style:parent-style-name="Standard">
      <style:text-properties officeooo:rsid="0019362e" officeooo:paragraph-rsid="0019362e"/>
    </style:style>
    <style:style style:name="P6" style:family="paragraph" style:parent-style-name="Standard">
      <style:text-properties officeooo:rsid="0019362e" officeooo:paragraph-rsid="001ace04"/>
    </style:style>
    <style:style style:name="P7" style:family="paragraph" style:parent-style-name="Standard">
      <style:text-properties officeooo:rsid="001ace04" officeooo:paragraph-rsid="001ace04"/>
    </style:style>
    <style:style style:name="P8" style:family="paragraph" style:parent-style-name="Standard">
      <style:text-properties officeooo:paragraph-rsid="001ace04"/>
    </style:style>
    <style:style style:name="P9" style:family="paragraph" style:parent-style-name="Standard">
      <style:text-properties officeooo:rsid="001ace04" officeooo:paragraph-rsid="001ace04"/>
    </style:style>
    <style:style style:name="P10" style:family="paragraph" style:parent-style-name="Standard">
      <style:text-properties officeooo:rsid="00242e10" officeooo:paragraph-rsid="00242e10"/>
    </style:style>
    <style:style style:name="P11" style:family="paragraph" style:parent-style-name="Text_20_body" style:list-style-name="L1">
      <style:paragraph-properties fo:orphans="2" fo:widows="2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1ba3d0"/>
    </style:style>
    <style:style style:name="T1" style:family="text">
      <style:text-properties officeooo:rsid="001ace04"/>
    </style:style>
    <style:style style:name="T2" style:family="text">
      <style:text-properties fo:font-variant="normal" fo:text-transform="none" fo:color="#2a5db0" style:font-name="Open Sans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5pt" fo:letter-spacing="normal" fo:font-style="normal"/>
    </style:style>
    <style:style style:name="T4" style:family="text">
      <style:text-properties fo:font-variant="normal" fo:text-transform="none" style:font-name="Open Sans" fo:font-size="12pt" fo:letter-spacing="normal" fo:font-style="normal" fo:font-weight="normal"/>
    </style:style>
    <style:style style:name="T5" style:family="text">
      <style:text-properties officeooo:rsid="001fa7f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earned Some Link</text:p>
      <text:p text:style-name="P5"/>
      <text:p text:style-name="P5"/>
      <text:p text:style-name="P5">1) <text:a xlink:type="simple" xlink:href="https://api.jquery.com/change/" text:style-name="Internet_20_link" text:visited-style-name="Visited_20_Internet_20_Link">https://api.jquery.com/change/</text:a></text:p>
      <text:p text:style-name="P6"/>
      <text:p text:style-name="P7">Option dropdown list using for loop and -coding:</text:p>
      <text:p text:style-name="P6">2)<text:a xlink:type="simple" xlink:href="https://stackoverflow.com/questions/740195/adding-options-to-a-select-using-jquery" text:style-name="Internet_20_link" text:visited-style-name="Visited_20_Internet_20_Link"><text:span text:style-name="T1">https://stackoverflow.com/questions/740195/adding-options-to-a-select-using-jquery</text:span></text:a></text:p>
      <text:p text:style-name="P7"/>
      <text:p text:style-name="P8"><text:span text:style-name="T1">3)</text:span><text:span text:style-name="T3">Related posts:</text:span></text:p>
      <text:list xml:id="list7026751853786624640" text:style-name="L1">
        <text:list-item>
          <text:p text:style-name="P12"><text:a xlink:type="simple" xlink:href="https://www.electrictoolbox.com/jquery-count-select-options/" text:style-name="Internet_20_link" text:visited-style-name="Visited_20_Internet_20_Link">G</text:a><text:a xlink:type="simple" xlink:href="https://www.electrictoolbox.com/jquery-count-select-options/" text:style-name="Internet_20_link" text:visited-style-name="Visited_20_Internet_20_Link">et the number of options in a select with jQuery</text:a></text:p>
        </text:list-item>
        <text:list-item>
          <text:p text:style-name="P12"><text:a xlink:type="simple" xlink:href="https://www.electrictoolbox.com/jquery-form-selectors/" text:style-name="Internet_20_link" text:visited-style-name="Visited_20_Internet_20_Link"><text:span text:style-name="T2">jQuery Form Selectors</text:span></text:a></text:p>
        </text:list-item>
        <text:list-item>
          <text:p text:style-name="P12"><text:a xlink:type="simple" xlink:href="https://www.electrictoolbox.com/post-form-popup-window-javascript-jquery/" text:style-name="Internet_20_link" text:visited-style-name="Visited_20_Internet_20_Link"><text:span text:style-name="T2">Post a form to a popup window with Javascript and jQuery</text:span></text:a></text:p>
        </text:list-item>
        <text:list-item>
          <text:p text:style-name="P12"><text:a xlink:type="simple" xlink:href="https://www.electrictoolbox.com/jquery-form-elements-by-name/" text:style-name="Internet_20_link" text:visited-style-name="Visited_20_Internet_20_Link"><text:span text:style-name="T2">Accessing form elements by name with jQuery</text:span></text:a></text:p>
        </text:list-item>
        <text:list-item>
          <text:p text:style-name="P13"><text:a xlink:type="simple" xlink:href="https://www.electrictoolbox.com/jquery-clear-form/" text:style-name="Internet_20_link" text:visited-style-name="Visited_20_Internet_20_Link"><text:span text:style-name="T2">Clear a form with jQuery</text:span></text:a></text:p>
        </text:list-item>
        <text:list-item>
          <text:p text:style-name="P11"><text:a xlink:type="simple" xlink:href="https://www.electrictoolbox.com/jquery-get-set-form-values/" text:style-name="Internet_20_link" text:visited-style-name="Visited_20_Internet_20_Link"><text:span text:style-name="T2">How to get and set form element values with jQuery</text:span></text:a></text:p>
        </text:list-item>
      </text:list>
      <text:p text:style-name="P2">4)jquery method</text:p>
      <text:p text:style-name="P1"><text:a xlink:type="simple" xlink:href="http://api.jquery.com/val/" text:style-name="Internet_20_link" text:visited-style-name="Visited_20_Internet_20_Link"><text:span text:style-name="T4">http://api.jquery.com/val/</text:span></text:a></text:p>
      <text:p text:style-name="P2"/>
      <text:p text:style-name="P2">5) <text:span text:style-name="T5">example for django tutorial</text:span></text:p>
      <text:p text:style-name="P3"><text:a xlink:type="simple" xlink:href="https://www.codementor.io/rogargon/simple-django-web-application-tutorial-du107rmn4" text:style-name="Internet_20_link" text:visited-style-name="Visited_20_Internet_20_Link">https://www.codementor.io/rogargon/simple-django-web-application-tutorial-du107rmn4</text:a></text:p>
      <text:p text:style-name="P4"><text:a xlink:type="simple" xlink:href="https://scotch.io/tutorials/build-your-first-python-and-django-application" text:style-name="Internet_20_link" text:visited-style-name="Visited_20_Internet_20_Link">https://scotch.io/tutorials/build-your-first-python-and-django-application</text:a></text:p>
      <text:p text:style-name="P4"/>
      <text:p text:style-name="P7"/>
      <text:p text:style-name="P7"/>
      <text:p text:style-name="P10">desktop pip freeze</text:p>
      <text:p text:style-name="P10"/>
      <text:p text:style-name="P10">linuxuser@5gws004-linux:~$ pip freeze</text:p>
      <text:p text:style-name="P10">adium-theme-ubuntu==0.3.4</text:p>
      <text:p text:style-name="P10">autopep8==1.3.2</text:p>
      <text:p text:style-name="P10">certifi==2017.4.17</text:p>
      <text:p text:style-name="P10">chardet==3.0.4</text:p>
      <text:p text:style-name="P10">cycler==0.10.0</text:p>
      <text:p text:style-name="P10">diff-match-patch==20121119</text:p>
      <text:p text:style-name="P10">Django==1.8.1</text:p>
      <text:p text:style-name="P10">django-admin-tools==0.8.1</text:p>
      <text:p text:style-name="P10">django-appconf==1.0.2</text:p>
      <text:p text:style-name="P10">django-compat==1.0.14</text:p>
      <text:p text:style-name="P10">django-import-export==1.0.0</text:p>
      <text:p text:style-name="P10">django-location-field==2.0.3</text:p>
      <text:p text:style-name="P10">django-mptt==0.8.7</text:p>
      <text:p text:style-name="P10">django-page-cms==1.9.18</text:p>
      <text:p text:style-name="P10">django-staticfiles==1.2.1</text:p>
      <text:p text:style-name="P10">django-tables2==1.10.0</text:p>
      <text:p text:style-name="P10"><text:soft-page-break/>django-taggit==0.22.1</text:p>
      <text:p text:style-name="P10">ecdsa==0.13</text:p>
      <text:p text:style-name="P10">et-xmlfile==1.0.1</text:p>
      <text:p text:style-name="P10">functools32==3.2.3.post2</text:p>
      <text:p text:style-name="P10">idna==2.5</text:p>
      <text:p text:style-name="P10">jdcal==1.3</text:p>
      <text:p text:style-name="P10">matplotlib==2.0.2</text:p>
      <text:p text:style-name="P10">meld==3.14.2</text:p>
      <text:p text:style-name="P10">mysql==0.0.1</text:p>
      <text:p text:style-name="P10">mysql-connector-python==2.0.4</text:p>
      <text:p text:style-name="P10">MySQL-python==1.2.5</text:p>
      <text:p text:style-name="P10">mysql-utilities==1.6.1</text:p>
      <text:p text:style-name="P10">netifaces==0.10.6</text:p>
      <text:p text:style-name="P10">numpy==1.13.1</text:p>
      <text:p text:style-name="P10">odfpy==1.3.6</text:p>
      <text:p text:style-name="P10">olefile==0.44</text:p>
      <text:p text:style-name="P10">openpyxl==2.5.1</text:p>
      <text:p text:style-name="P10">paramiko==1.16.0</text:p>
      <text:p text:style-name="P10">pep8==1.7.0</text:p>
      <text:p text:style-name="P10">pexpect==4.0.1</text:p>
      <text:p text:style-name="P10">Pillow==4.2.0</text:p>
      <text:p text:style-name="P10">ptyprocess==0.5</text:p>
      <text:p text:style-name="P10">pycodestyle==2.3.1</text:p>
      <text:p text:style-name="P10">pycrypto==2.6.1</text:p>
      <text:p text:style-name="P10">pycurl==7.43.0</text:p>
      <text:p text:style-name="P10">pygobject==3.20.0</text:p>
      <text:p text:style-name="P10">pyliblzma==0.5.3</text:p>
      <text:p text:style-name="P10">pyodbc==3.0.7</text:p>
      <text:p text:style-name="P10">pyparsing==2.2.0</text:p>
      <text:p text:style-name="P10">pysqlite==2.7.0</text:p>
      <text:p text:style-name="P10">python-dateutil==2.6.1</text:p>
      <text:p text:style-name="P10">pytz==2014.10</text:p>
      <text:p text:style-name="P10">PyYAML==3.12</text:p>
      <text:p text:style-name="P10">requests==2.18.1</text:p>
      <text:p text:style-name="P10">rpm-python==4.12.0.1</text:p>
      <text:p text:style-name="P10">six==1.10.0</text:p>
      <text:p text:style-name="P10">South==1.0.2</text:p>
      <text:p text:style-name="P10">sqlparse==0.1.18</text:p>
      <text:p text:style-name="P10">subprocess32==3.2.7</text:p>
      <text:p text:style-name="P10">tablib==0.12.1</text:p>
      <text:p text:style-name="P10">tqdm==4.14.0</text:p>
      <text:p text:style-name="P10">unicodecsv==0.14.1</text:p>
      <text:p text:style-name="P10">unity-lens-photos==1.0</text:p>
      <text:p text:style-name="P10">urlgrabber==3.9.1</text:p>
      <text:p text:style-name="P10">urllib3==1.21.1</text:p>
      <text:p text:style-name="P10">virtualenv==15.1.0</text:p>
      <text:p text:style-name="P10">Whoosh==0.3.2</text:p>
      <text:p text:style-name="P10">xlrd==1.1.0</text:p>
      <text:p text:style-name="P10">xlwt==1.3.0</text:p>
      <text:p text:style-name="P10">yum-metadata-parser==1.1.4</text:p>
      <text:p text:style-name="P10">You are using pip version 9.0.1, however version 10.0.1 is available.</text:p>
      <text:p text:style-name="P10">You should consider upgrading via the 'pip install --upgrade pip' command.</text:p>
      <text:p text:style-name="P10"><text:soft-page-break/><text:a xlink:type="simple" xlink:href="mailto:linuxuser@5gws004-linux" text:style-name="Internet_20_link" text:visited-style-name="Visited_20_Internet_20_Link">linuxuser@5gws004-linux</text:a>:~$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mspipfreeze</text:p>
      <text:p text:style-name="P10"/>
      <text:p text:style-name="P10"/>
      <text:p text:style-name="P10">(env) linuxuser@5gws004-linux:~/Desktop/projects/git/Mindshare/project_management$ pip freeze</text:p>
      <text:p text:style-name="P10">astroid==1.6.1</text:p>
      <text:p text:style-name="P10">autopep8==1.3.3</text:p>
      <text:p text:style-name="P10">backports.functools-lru-cache==1.4</text:p>
      <text:p text:style-name="P10">certifi==2017.11.5</text:p>
      <text:p text:style-name="P10">configparser==3.5.0</text:p>
      <text:p text:style-name="P10">cycler==0.10.0</text:p>
      <text:p text:style-name="P10">diff-match-patch==20121119</text:p>
      <text:p text:style-name="P10">Django==1.11.1</text:p>
      <text:p text:style-name="P10">django-admin-tools==0.5.2</text:p>
      <text:p text:style-name="P10">django-appconf==1.0.2</text:p>
      <text:p text:style-name="P10">django-bootstrap-form==3.2.1</text:p>
      <text:p text:style-name="P10">django-bootstrap3==8.2.3</text:p>
      <text:p text:style-name="P10">django-compat==1.0.14</text:p>
      <text:p text:style-name="P10">django-cron==0.5.0</text:p>
      <text:p text:style-name="P10">django-filter==0.15.3</text:p>
      <text:p text:style-name="P10">django-import-export==1.0.0</text:p>
      <text:p text:style-name="P10">django-mptt==0.8.7</text:p>
      <text:p text:style-name="P10">django-newsletter==0.6</text:p>
      <text:p text:style-name="P10">django-page-cms==1.9.18</text:p>
      <text:p text:style-name="P10">django-pagination==1.0.7</text:p>
      <text:p text:style-name="P10">django-pagination-bootstrap==1.2.4</text:p>
      <text:p text:style-name="P10">django-password-reset==0.9</text:p>
      <text:p text:style-name="P10">django-tables2==1.10.0</text:p>
      <text:p text:style-name="P10">django-utils==0.0.2</text:p>
      <text:p text:style-name="P10">django-webtest==1.9.2</text:p>
      <text:p text:style-name="P10">djangorestframework==3.4.7</text:p>
      <text:p text:style-name="P10">enum34==1.1.6</text:p>
      <text:p text:style-name="P10">et-xmlfile==1.0.1</text:p>
      <text:p text:style-name="P10">futures==3.2.0</text:p>
      <text:p text:style-name="P10">html5lib==1.0b8</text:p>
      <text:p text:style-name="P10">isort==4.3.3</text:p>
      <text:p text:style-name="P10">jdcal==1.3</text:p>
      <text:p text:style-name="P10">lazy-object-proxy==1.3.1</text:p>
      <text:p text:style-name="P10">ldap==1.0.2</text:p>
      <text:p text:style-name="P10">ldap3==2.4</text:p>
      <text:p text:style-name="P10">matplotlib==2.1.0</text:p>
      <text:p text:style-name="P10">mccabe==0.6.1</text:p>
      <text:p text:style-name="P10"><text:soft-page-break/>mysql==0.0.1</text:p>
      <text:p text:style-name="P10">MySQL-python==1.2.5</text:p>
      <text:p text:style-name="P10">netifaces==0.10.6</text:p>
      <text:p text:style-name="P10">numpy==1.13.3</text:p>
      <text:p text:style-name="P10">odfpy==1.3.6</text:p>
      <text:p text:style-name="P10">olefile==0.44</text:p>
      <text:p text:style-name="P10">openpyxl==2.5.0</text:p>
      <text:p text:style-name="P10">pep8==1.7.1</text:p>
      <text:p text:style-name="P10">Pillow==4.0.0</text:p>
      <text:p text:style-name="P10">pisa==3.0.33</text:p>
      <text:p text:style-name="P10">pitz==1.2.4</text:p>
      <text:p text:style-name="P10">pycodestyle==2.3.1</text:p>
      <text:p text:style-name="P10">pycrypto==2.6.1</text:p>
      <text:p text:style-name="P10">pycurl==7.43.0</text:p>
      <text:p text:style-name="P10">pylint==1.8.0</text:p>
      <text:p text:style-name="P10">pyparsing==2.2.0</text:p>
      <text:p text:style-name="P10">python-dateutil==2.6.0</text:p>
      <text:p text:style-name="P10">python-ldap==2.4.44</text:p>
      <text:p text:style-name="P10">pytz==2017.3</text:p>
      <text:p text:style-name="P10">PyYAML==3.12</text:p>
      <text:p text:style-name="P10">reportlab==2.4</text:p>
      <text:p text:style-name="P10">singledispatch==3.4.0.3</text:p>
      <text:p text:style-name="P10">six==1.11.0</text:p>
      <text:p text:style-name="P10">sorl-thumbnail==12.4a1</text:p>
      <text:p text:style-name="P10">subprocess32==3.2.7</text:p>
      <text:p text:style-name="P10">surlex==0.2.0</text:p>
      <text:p text:style-name="P10">tablib==0.12.1</text:p>
      <text:p text:style-name="P10">unicodecsv==0.14.1</text:p>
      <text:p text:style-name="P10">urllib3==1.22</text:p>
      <text:p text:style-name="P10">virtualenv==15.1.0</text:p>
      <text:p text:style-name="P10">vobject==0.9.4.1</text:p>
      <text:p text:style-name="P10">Whoosh==0.3.2</text:p>
      <text:p text:style-name="P10">wrapt==1.10.11</text:p>
      <text:p text:style-name="P10">xlrd==1.1.0</text:p>
      <text:p text:style-name="P10">xlwt==1.2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42:52.733044501</meta:creation-date>
    <dc:date>2018-05-18T18:24:43.554110142</dc:date>
    <meta:editing-duration>PT2H46M3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161" meta:word-count="251" meta:character-count="3371" meta:non-whitespace-character-count="3288"/>
  </office:meta>
</office:document-meta>
</file>